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01_10-32-53_000.jpg</text:p>
          </table:table-cell>
          <table:table-cell table:style-name="ce8" office:value-type="string">
            <text:p>:m 東和 PHOTO / 210702f / 団地坂上（バス停）；百合ケ丘駅（鉄道） / 社会福祉法人まごごろ　まごごろタウン　新百合ケ丘新築工事 / ２名（斎藤建二さん） / 扶桑電機（馬淵・ハヤカワ建設） / 指示書</text:p>
          </table:table-cell>
          <table:table-cell table:style-name="ce4"/>
          <table:table-cell table:style-name="ce4"/>
          <table:table-cell table:style-name="ce4"/>
          <table:table-cell table:style-name="ce37" table:formula="of:=IF([.E2]=&quot;&quot;;[.C2];CONCATENATE([.C2];&quot; / &quot;;[.E2]))" office:value-type="string" office:string-value=":m 東和 PHOTO / 210702f / 団地坂上（バス停）；百合ケ丘駅（鉄道） / 社会福祉法人まごごろ　まごごろタウン　新百合ケ丘新築工事 / ２名（斎藤建二さん） / 扶桑電機（馬淵・ハヤカワ建設） / 指示書">
            <text:p>:m 東和 PHOTO / 210702f / 団地坂上（バス停）；百合ケ丘駅（鉄道） / 社会福祉法人まごごろ　まごごろタウン　新百合ケ丘新築工事 / ２名（斎藤建二さん） / 扶桑電機（馬淵・ハヤカワ建設） / 指示書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01_10-33-01_000.jpg</text:p>
          </table:table-cell>
          <table:table-cell table:style-name="ce8" office:value-type="string">
            <text:p>:m 東和 PHOTO / 210702f / 団地坂上（バス停）；百合ケ丘駅（鉄道） / 社会福祉法人まごごろ　まごごろタウン　新百合ケ丘新築工事 / ２名（斎藤建二さん） / 扶桑電機（馬淵・ハヤカワ建設） / 指示書</text:p>
          </table:table-cell>
          <table:table-cell table:style-name="ce4"/>
          <table:table-cell table:style-name="ce4"/>
          <table:table-cell table:style-name="ce4"/>
          <table:table-cell table:style-name="ce37" table:formula="of:=IF([.E3]=&quot;&quot;;[.C3];CONCATENATE([.C3];&quot; / &quot;;[.E3]))" office:value-type="string" office:string-value=":m 東和 PHOTO / 210702f / 団地坂上（バス停）；百合ケ丘駅（鉄道） / 社会福祉法人まごごろ　まごごろタウン　新百合ケ丘新築工事 / ２名（斎藤建二さん） / 扶桑電機（馬淵・ハヤカワ建設） / 指示書">
            <text:p>:m 東和 PHOTO / 210702f / 団地坂上（バス停）；百合ケ丘駅（鉄道） / 社会福祉法人まごごろ　まごごろタウン　新百合ケ丘新築工事 / ２名（斎藤建二さん） / 扶桑電機（馬淵・ハヤカワ建設） / 指示書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01_10-33-06_000.jpg</text:p>
          </table:table-cell>
          <table:table-cell table:style-name="ce8" office:value-type="string">
            <text:p>:m 東和 PHOTO / 210702f / 団地坂上（バス停）；百合ケ丘駅（鉄道） / 社会福祉法人まごごろ　まごごろタウン　新百合ケ丘新築工事 / ２名（斎藤建二さん） / 扶桑電機（馬淵・ハヤカワ建設） / 指示書</text:p>
          </table:table-cell>
          <table:table-cell table:style-name="ce19"/>
          <table:table-cell table:style-name="ce4"/>
          <table:table-cell table:style-name="ce4"/>
          <table:table-cell table:style-name="ce37" table:formula="of:=IF([.E4]=&quot;&quot;;[.C4];CONCATENATE([.C4];&quot; / &quot;;[.E4]))" office:value-type="string" office:string-value=":m 東和 PHOTO / 210702f / 団地坂上（バス停）；百合ケ丘駅（鉄道） / 社会福祉法人まごごろ　まごごろタウン　新百合ケ丘新築工事 / ２名（斎藤建二さん） / 扶桑電機（馬淵・ハヤカワ建設） / 指示書">
            <text:p>:m 東和 PHOTO / 210702f / 団地坂上（バス停）；百合ケ丘駅（鉄道） / 社会福祉法人まごごろ　まごごろタウン　新百合ケ丘新築工事 / ２名（斎藤建二さん） / 扶桑電機（馬淵・ハヤカワ建設） / 指示書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01_10-56-52_000.jpg</text:p>
          </table:table-cell>
          <table:table-cell table:style-name="ce8" office:value-type="string">
            <text:p>:m 東和 PHOTO / 210702f / 団地坂上（バス停）；百合ケ丘駅（鉄道） / 社会福祉法人まごごろ　まごごろタウン　新百合ケ丘新築工事 / ２名（斎藤建二さん） / 扶桑電機（馬淵・ハヤカワ建設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8.546142 E-139-34-49.379882</text:p>
          </table:table-cell>
          <table:table-cell table:style-name="ce37" table:formula="of:=IF([.E5]=&quot;&quot;;[.C5];CONCATENATE([.C5];&quot; / &quot;;[.E5]))" office:value-type="string" office:string-value=":m 東和 PHOTO / 210702f / 団地坂上（バス停）；百合ケ丘駅（鉄道） / 社会福祉法人まごごろ　まごごろタウン　新百合ケ丘新築工事 / ２名（斎藤建二さん） / 扶桑電機（馬淵・ハヤカワ建設） / 資料：スケジュール">
            <text:p>:m 東和 PHOTO / 210702f / 団地坂上（バス停）；百合ケ丘駅（鉄道） / 社会福祉法人まごごろ　まごごろタウン　新百合ケ丘新築工事 / ２名（斎藤建二さん） / 扶桑電機（馬淵・ハヤカワ建設） / 資料：スケジュール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01_10-57-51_000.jpg</text:p>
          </table:table-cell>
          <table:table-cell table:style-name="ce8" office:value-type="string">
            <text:p>:m 東和 PHOTO / 210702f / 団地坂上（バス停）；百合ケ丘駅（鉄道） / 社会福祉法人まごごろ　まごごろタウン　新百合ケ丘新築工事 / ２名（斎藤建二さん） / 扶桑電機（馬淵・ハヤカワ建設） / 資料：天気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7" table:formula="of:=IF([.E6]=&quot;&quot;;[.C6];CONCATENATE([.C6];&quot; / &quot;;[.E6]))" office:value-type="string" office:string-value=":m 東和 PHOTO / 210702f / 団地坂上（バス停）；百合ケ丘駅（鉄道） / 社会福祉法人まごごろ　まごごろタウン　新百合ケ丘新築工事 / ２名（斎藤建二さん） / 扶桑電機（馬淵・ハヤカワ建設） / 資料：天気">
            <text:p>:m 東和 PHOTO / 210702f / 団地坂上（バス停）；百合ケ丘駅（鉄道） / 社会福祉法人まごごろ　まごごろタウン　新百合ケ丘新築工事 / ２名（斎藤建二さん） / 扶桑電機（馬淵・ハヤカワ建設） / 資料：天気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01_11-11-00_000.jpg</text:p>
          </table:table-cell>
          <table:table-cell table:style-name="ce8" office:value-type="string">
            <text:p>:m 東和 PHOTO / 210702f / 団地坂上（バス停）；百合ケ丘駅（鉄道） / 社会福祉法人まごごろ　まごごろタウン　新百合ケ丘新築工事 / ２名（斎藤建二さん） / 扶桑電機（馬淵・ハヤカワ建設） / 資料：交通</text:p>
          </table:table-cell>
          <table:table-cell table:style-name="ce17"/>
          <table:table-cell table:style-name="ce4"/>
          <table:table-cell table:style-name="ce4"/>
          <table:table-cell table:style-name="ce37" table:formula="of:=IF([.E7]=&quot;&quot;;[.C7];CONCATENATE([.C7];&quot; / &quot;;[.E7]))" office:value-type="string" office:string-value=":m 東和 PHOTO / 210702f / 団地坂上（バス停）；百合ケ丘駅（鉄道） / 社会福祉法人まごごろ　まごごろタウン　新百合ケ丘新築工事 / ２名（斎藤建二さん） / 扶桑電機（馬淵・ハヤカワ建設） / 資料：交通">
            <text:p>:m 東和 PHOTO / 210702f / 団地坂上（バス停）；百合ケ丘駅（鉄道） / 社会福祉法人まごごろ　まごごろタウン　新百合ケ丘新築工事 / ２名（斎藤建二さん） / 扶桑電機（馬淵・ハヤカワ建設） / 資料：交通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01_13-30-26_000.jpg</text:p>
          </table:table-cell>
          <table:table-cell table:style-name="ce20" office:value-type="string">
            <text:p>:m RES 1*2 / free# JVEMV6 68#_29:1 / 68. theoretical-physics(tp) / w=~,topics=~,other=orig+,s=~,i=~,doc=r-1-4~16#1.1</text:p>
          </table:table-cell>
          <table:table-cell table:style-name="ce18"/>
          <table:table-cell table:style-name="ce4"/>
          <table:table-cell table:style-name="ce4" office:value-type="string">
            <text:p>N-35-35-28.450012 E-139-34-49.434814</text:p>
          </table:table-cell>
          <table:table-cell table:style-name="ce37" table:formula="of:=IF([.E8]=&quot;&quot;;[.C8];CONCATENATE([.C8];&quot; / &quot;;[.E8]))" office:value-type="string" office:string-value=":m RES 1*2 / free# JVEMV6 68#_29:1 / 68. theoretical-physics(tp) / w=~,topics=~,other=orig+,s=~,i=~,doc=r-1-4~16#1.1">
            <text:p>:m RES 1*2 / free# JVEMV6 68#_29:1 / 68. theoretical-physics(tp) / w=~,topics=~,other=orig+,s=~,i=~,doc=r-1-4~16#1.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01_13-30-45_000.jpg</text:p>
          </table:table-cell>
          <table:table-cell table:style-name="ce20" office:value-type="string">
            <text:p>:m RES 2*2 / free# JVEMV6 68#_29:1 / 68. theoretical-physics(tp) / w=~,topics=~,other=orig+,s=~,i=~,doc=r-1-4~16#3</text:p>
          </table:table-cell>
          <table:table-cell table:style-name="ce19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7" table:formula="of:=IF([.E9]=&quot;&quot;;[.C9];CONCATENATE([.C9];&quot; / &quot;;[.E9]))" office:value-type="string" office:string-value=":m RES 2*2 / free# JVEMV6 68#_29:1 / 68. theoretical-physics(tp) / w=~,topics=~,other=orig+,s=~,i=~,doc=r-1-4~16#3">
            <text:p>:m RES 2*2 / free# JVEMV6 68#_29:1 / 68. theoretical-physics(tp) / w=~,topics=~,other=orig+,s=~,i=~,doc=r-1-4~16#3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01_14-30-41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7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01_20-55-19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7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01_22-08-20_000.jpg</text:p>
          </table:table-cell>
          <table:table-cell table:style-name="ce20" office:value-type="string">
            <text:p>:m 記録 / 身体 / ケガ / loc=右大腿（右脚）：膝蓋上方：や内側,cause=不明,loc-incident=~,id=2021-06-30_23-33-56_000.jpg,phase=傷口の様子,apparatus=~,injury=掻き傷：皮膚は破れている：赤色の発色：湿潤：患部は、いくぶん陥没</text:p>
          </table:table-cell>
          <table:table-cell table:style-name="ce17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7" table:formula="of:=IF([.E12]=&quot;&quot;;[.C12];CONCATENATE([.C12];&quot; / &quot;;[.E12]))" office:value-type="string" office:string-value=":m 記録 / 身体 / ケガ / loc=右大腿（右脚）：膝蓋上方：や内側,cause=不明,loc-incident=~,id=2021-06-30_23-33-56_000.jpg,phase=傷口の様子,apparatus=~,injury=掻き傷：皮膚は破れている：赤色の発色：湿潤：患部は、いくぶん陥没">
            <text:p>:m 記録 / 身体 / ケガ / loc=右大腿（右脚）：膝蓋上方：や内側,cause=不明,loc-incident=~,id=2021-06-30_23-33-56_000.jpg,phase=傷口の様子,apparatus=~,injury=掻き傷：皮膚は破れている：赤色の発色：湿潤：患部は、いくぶん陥没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01_22-31-27_000.jpg</text:p>
          </table:table-cell>
          <table:table-cell table:style-name="ce19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463745 E-139-34-49.379882</text:p>
          </table:table-cell>
          <table:table-cell table:style-name="ce37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01_23-45-35_000.jpg</text:p>
          </table:table-cell>
          <table:table-cell table:style-name="ce20" office:value-type="string">
            <text:p>:m :PHOTO 起きた時刻（夜中） / </text:p>
          </table:table-cell>
          <table:table-cell table:style-name="ce20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7" table:formula="of:=IF([.E14]=&quot;&quot;;[.C14];CONCATENATE([.C14];&quot; / &quot;;[.E14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02_04-06-01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7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7-02_04-20-27_000.jpg</text:p>
          </table:table-cell>
          <table:table-cell table:style-name="ce17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425048 E-139-34-49.709472</text:p>
          </table:table-cell>
          <table:table-cell table:style-name="ce37" table:formula="of:=IF([.E16]=&quot;&quot;;[.C16];CONCATENATE([.C16];&quot; / &quot;;[.E1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7-02_05-14-04_000.jpg</text:p>
          </table:table-cell>
          <table:table-cell table:style-name="ce8" office:value-type="string">
            <text:p>:m 東和 PHOTO / 210702f / 団地坂上（バス停）；百合ケ丘駅（鉄道） / 社会福祉法人まごごろ　まごごろタウン　新百合ケ丘新築工事 / ２名（斎藤建二さん） / 扶桑電機（馬淵・ハヤカワ建設） / 出発時間</text:p>
          </table:table-cell>
          <table:table-cell table:style-name="ce17"/>
          <table:table-cell table:style-name="ce4"/>
          <table:table-cell table:style-name="ce4" office:value-type="string">
            <text:p>N-35-35-28.326416 E-139-34-49.98413</text:p>
          </table:table-cell>
          <table:table-cell table:style-name="ce37" table:formula="of:=IF([.E17]=&quot;&quot;;[.C17];CONCATENATE([.C17];&quot; / &quot;;[.E17]))" office:value-type="string" office:string-value=":m 東和 PHOTO / 210702f / 団地坂上（バス停）；百合ケ丘駅（鉄道） / 社会福祉法人まごごろ　まごごろタウン　新百合ケ丘新築工事 / ２名（斎藤建二さん） / 扶桑電機（馬淵・ハヤカワ建設） / 出発時間">
            <text:p>:m 東和 PHOTO / 210702f / 団地坂上（バス停）；百合ケ丘駅（鉄道） / 社会福祉法人まごごろ　まごごろタウン　新百合ケ丘新築工事 / ２名（斎藤建二さん） / 扶桑電機（馬淵・ハヤカワ建設） / 出発時間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7-02_21-23-20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7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7-02_23-45-47_000.jpg</text:p>
          </table:table-cell>
          <table:table-cell table:style-name="ce20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傷口の様子,apparatus=~,injury=掻き傷：皮膚は破れている：裂傷、２箇所ぐらい：裂傷部位、皮膚表面が剥がれている、直径５ｍｍほどか、円形に近く</text:p>
          </table:table-cell>
          <table:table-cell table:style-name="ce17"/>
          <table:table-cell table:style-name="ce4"/>
          <table:table-cell table:style-name="ce4" office:value-type="string">
            <text:p>N-35-35-28.546142 E-139-34-49.379882</text:p>
          </table:table-cell>
          <table:table-cell table:style-name="ce37" table:formula="of:=IF([.E19]=&quot;&quot;;[.C19];CONCATENATE([.C19];&quot; / &quot;;[.E19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傷口の様子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傷口の様子,apparatus=~,injury=掻き傷：皮膚は破れている：裂傷、２箇所ぐらい：裂傷部位、皮膚表面が剥がれている、直径５ｍｍほどか、円形に近く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7-02_23-47-38_000.jpg</text:p>
          </table:table-cell>
          <table:table-cell table:style-name="ce18" office:value-type="string">
            <text:p>:m 記録 / 身体 / ケガ / loc=右大腿：膝蓋上方：や内側,cause=不明,loc-incident=~,id=2021-06-30_23-33-56_000.jpg,phase=傷口の様子,apparatus=~,injury=掻き傷：皮膚は破れている：赤色の発色：湿潤：患部は、いくぶん陥没</text:p>
          </table:table-cell>
          <table:table-cell table:style-name="ce19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7" table:formula="of:=IF([.E20]=&quot;&quot;;[.C20];CONCATENATE([.C20];&quot; / &quot;;[.E20]))" office:value-type="string" office:string-value=":m 記録 / 身体 / ケガ / loc=右大腿：膝蓋上方：や内側,cause=不明,loc-incident=~,id=2021-06-30_23-33-56_000.jpg,phase=傷口の様子,apparatus=~,injury=掻き傷：皮膚は破れている：赤色の発色：湿潤：患部は、いくぶん陥没">
            <text:p>:m 記録 / 身体 / ケガ / loc=右大腿：膝蓋上方：や内側,cause=不明,loc-incident=~,id=2021-06-30_23-33-56_000.jpg,phase=傷口の様子,apparatus=~,injury=掻き傷：皮膚は破れている：赤色の発色：湿潤：患部は、いくぶん陥没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7-02_23-47-58_000.jpg</text:p>
          </table:table-cell>
          <table:table-cell table:style-name="ce20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絆創膏を貼った；セージ焼酎を付けたティッシュ片、幹部に置いている,apparatus=~,injury=掻き傷：皮膚は破れている：裂傷、２箇所ぐらい：裂傷部位、皮膚表面が剥がれている、直径５ｍｍほどか、円形に近く</text:p>
          </table:table-cell>
          <table:table-cell table:style-name="ce19"/>
          <table:table-cell table:style-name="ce4"/>
          <table:table-cell table:style-name="ce4" office:value-type="string">
            <text:p>N-35-35-28.532409 E-139-34-49.050292</text:p>
          </table:table-cell>
          <table:table-cell table:style-name="ce37" table:formula="of:=IF([.E21]=&quot;&quot;;[.C21];CONCATENATE([.C21];&quot; / &quot;;[.E21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絆創膏を貼った；セージ焼酎を付けたティッシュ片、幹部に置いている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絆創膏を貼った；セージ焼酎を付けたティッシュ片、幹部に置いている,apparatus=~,injury=掻き傷：皮膚は破れている：裂傷、２箇所ぐらい：裂傷部位、皮膚表面が剥がれている、直径５ｍｍほどか、円形に近く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7-03_01-06-21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7" table:formula="of:=IF([.E22]=&quot;&quot;;[.C22];CONCATENATE([.C22];&quot; / &quot;;[.E22]))" office:value-type="string" office:string-value=":m :PHOTO 寝た時刻 / 2020">
            <text:p>:m :PHOTO 寝た時刻 / 202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7-03_03-32-14_000.jpg</text:p>
          </table:table-cell>
          <table:table-cell table:style-name="ce20" office:value-type="string">
            <text:p>:m :PHOTO 起きた時刻（夜中） / </text:p>
          </table:table-cell>
          <table:table-cell table:style-name="ce19"/>
          <table:table-cell table:style-name="ce4"/>
          <table:table-cell table:style-name="ce4" office:value-type="string">
            <text:p>N-35-35-28.463745 E-139-34-49.434814</text:p>
          </table:table-cell>
          <table:table-cell table:style-name="ce37" table:formula="of:=IF([.E23]=&quot;&quot;;[.C23];CONCATENATE([.C23];&quot; / &quot;;[.E23]))" office:value-type="string" office:string-value=":m :PHOTO 起きた時刻（夜中） / ">
            <text:p>:m :PHOTO 起きた時刻（夜中） / 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7-03_09-07-24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477478 E-139-34-49.324951</text:p>
          </table:table-cell>
          <table:table-cell table:style-name="ce37" table:formula="of:=IF([.E24]=&quot;&quot;;[.C24];CONCATENATE([.C24];&quot; / &quot;;[.E24]))" office:value-type="string" office:string-value=":m :PHOTO 起きた時刻 / 2020">
            <text:p>:m :PHOTO 起きた時刻 / 202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7-03_09-42-00_000.jpg</text:p>
          </table:table-cell>
          <table:table-cell table:style-name="ce8" office:value-type="string">
            <text:p>:m :? #*# / topic=旧約聖書 / content=「生き物を統べよ」の元の語句、何か？（へブル語）</text:p>
          </table:table-cell>
          <table:table-cell table:style-name="ce19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7" table:formula="of:=IF([.E25]=&quot;&quot;;[.C25];CONCATENATE([.C25];&quot; / &quot;;[.E25]))" office:value-type="string" office:string-value=":m :? #*# / topic=旧約聖書 / content=「生き物を統べよ」の元の語句、何か？（へブル語）">
            <text:p>:m :? #*# / topic=旧約聖書 / content=「生き物を統べよ」の元の語句、何か？（へブル語）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24">
            <text:p>2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3">2021/07/03</text:date>, <text:time>10:36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03T10:36:06.26</dc:date>
    <dc:creator>iwabuchi ken</dc:creator>
    <meta:editing-duration>P34DT22H15M5S</meta:editing-duration>
    <meta:editing-cycles>12851</meta:editing-cycles>
    <meta:document-statistic meta:table-count="1" meta:cell-count="390" meta:object-count="0"/>
  </office:meta>
</office:document-meta>
</file>